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8028in"/>
    </style:style>
    <style:style style:name="Table1.C" style:family="table-column">
      <style:table-column-properties style:column-width="2.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86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ed2bf"/>
    </style:style>
    <style:style style:name="P2" style:family="paragraph" style:parent-style-name="Text_20_body">
      <style:text-properties officeooo:rsid="0014c798" officeooo:paragraph-rsid="0014c798"/>
    </style:style>
    <style:style style:name="P3" style:family="paragraph" style:parent-style-name="Text_20_body">
      <style:text-properties officeooo:rsid="001df85e" officeooo:paragraph-rsid="001df85e"/>
    </style:style>
    <style:style style:name="P4" style:family="paragraph" style:parent-style-name="Text_20_body">
      <style:text-properties officeooo:rsid="001f4a69" officeooo:paragraph-rsid="001f4a69"/>
    </style:style>
    <style:style style:name="P5" style:family="paragraph" style:parent-style-name="Text_20_body">
      <style:text-properties officeooo:rsid="0020a200" officeooo:paragraph-rsid="0020a200"/>
    </style:style>
    <style:style style:name="P6" style:family="paragraph" style:parent-style-name="Text_20_body">
      <style:text-properties officeooo:rsid="0021ce5c" officeooo:paragraph-rsid="0021ce5c"/>
    </style:style>
    <style:style style:name="P7" style:family="paragraph" style:parent-style-name="Text_20_body">
      <style:text-properties officeooo:paragraph-rsid="0025a030"/>
    </style:style>
    <style:style style:name="P8" style:family="paragraph" style:parent-style-name="Text_20_body">
      <style:text-properties officeooo:rsid="0026d178" officeooo:paragraph-rsid="0026d178"/>
    </style:style>
    <style:style style:name="P9" style:family="paragraph" style:parent-style-name="Text_20_body">
      <style:text-properties officeooo:rsid="002eea09" officeooo:paragraph-rsid="002eea09"/>
    </style:style>
    <style:style style:name="P10" style:family="paragraph" style:parent-style-name="Text_20_body">
      <style:paragraph-properties fo:break-before="column"/>
      <style:text-properties officeooo:paragraph-rsid="000ed2bf"/>
    </style:style>
    <style:style style:name="P11" style:family="paragraph" style:parent-style-name="Table_20_Contents">
      <style:text-properties officeooo:rsid="000ed2bf" officeooo:paragraph-rsid="000ed2bf"/>
    </style:style>
    <style:style style:name="P12" style:family="paragraph" style:parent-style-name="Table_20_Contents">
      <style:text-properties officeooo:rsid="000ed2bf" officeooo:paragraph-rsid="001c1826"/>
    </style:style>
    <style:style style:name="P13" style:family="paragraph" style:parent-style-name="Table_20_Contents">
      <style:text-properties officeooo:rsid="000ed2bf" officeooo:paragraph-rsid="00204049"/>
    </style:style>
    <style:style style:name="P14" style:family="paragraph" style:parent-style-name="Table_20_Contents">
      <style:text-properties officeooo:rsid="000f2440" officeooo:paragraph-rsid="000f2440"/>
    </style:style>
    <style:style style:name="P15" style:family="paragraph" style:parent-style-name="Table_20_Contents">
      <style:text-properties officeooo:rsid="000f7312" officeooo:paragraph-rsid="000f7312"/>
    </style:style>
    <style:style style:name="P16" style:family="paragraph" style:parent-style-name="Table_20_Contents">
      <style:text-properties officeooo:rsid="000fca9c" officeooo:paragraph-rsid="000fca9c"/>
    </style:style>
    <style:style style:name="P17" style:family="paragraph" style:parent-style-name="Table_20_Contents">
      <style:text-properties officeooo:rsid="00103fc0" officeooo:paragraph-rsid="00103fc0"/>
    </style:style>
    <style:style style:name="P18" style:family="paragraph" style:parent-style-name="Table_20_Contents">
      <style:text-properties officeooo:rsid="0011b8b5" officeooo:paragraph-rsid="0011b8b5"/>
    </style:style>
    <style:style style:name="P19" style:family="paragraph" style:parent-style-name="Table_20_Contents">
      <style:text-properties style:text-position="0% 100%" officeooo:rsid="0011b8b5" officeooo:paragraph-rsid="0011b8b5"/>
    </style:style>
    <style:style style:name="P20" style:family="paragraph" style:parent-style-name="Heading_20_2">
      <style:text-properties officeooo:rsid="0014c798" officeooo:paragraph-rsid="0014c798"/>
    </style:style>
    <style:style style:name="P21" style:family="paragraph" style:parent-style-name="Heading_20_2">
      <style:text-properties officeooo:rsid="001cfd87" officeooo:paragraph-rsid="001cfd87"/>
    </style:style>
    <style:style style:name="P22" style:family="paragraph" style:parent-style-name="Heading_20_2">
      <style:text-properties officeooo:rsid="001f4a69" officeooo:paragraph-rsid="001f4a69"/>
    </style:style>
    <style:style style:name="P23" style:family="paragraph" style:parent-style-name="Heading_20_2">
      <style:text-properties officeooo:rsid="00204049" officeooo:paragraph-rsid="00204049"/>
    </style:style>
    <style:style style:name="P24" style:family="paragraph" style:parent-style-name="Heading_20_2">
      <style:text-properties officeooo:rsid="0021ce5c" officeooo:paragraph-rsid="0021ce5c"/>
    </style:style>
    <style:style style:name="P25" style:family="paragraph" style:parent-style-name="Heading_20_2">
      <style:text-properties officeooo:rsid="0023b703" officeooo:paragraph-rsid="0023b703"/>
    </style:style>
    <style:style style:name="P26" style:family="paragraph" style:parent-style-name="Heading_20_2">
      <style:text-properties officeooo:rsid="0025a030" officeooo:paragraph-rsid="0025a030"/>
    </style:style>
    <style:style style:name="P27" style:family="paragraph" style:parent-style-name="Heading_20_2">
      <style:text-properties officeooo:rsid="002eea09" officeooo:paragraph-rsid="002eea09"/>
    </style:style>
    <style:style style:name="P28" style:family="paragraph" style:parent-style-name="Heading_20_1">
      <style:text-properties officeooo:rsid="000ed2bf" officeooo:paragraph-rsid="000ed2bf"/>
    </style:style>
    <style:style style:name="P29" style:family="paragraph" style:parent-style-name="Heading_20_1">
      <style:text-properties officeooo:rsid="00144a79" officeooo:paragraph-rsid="00144a79"/>
    </style:style>
    <style:style style:name="P30" style:family="paragraph" style:parent-style-name="Heading_20_1">
      <style:text-properties officeooo:rsid="001f4a69" officeooo:paragraph-rsid="001f4a69"/>
    </style:style>
    <style:style style:name="P31" style:family="paragraph" style:parent-style-name="Heading_20_1">
      <style:text-properties officeooo:rsid="0021ce5c" officeooo:paragraph-rsid="0021ce5c"/>
    </style:style>
    <style:style style:name="T1" style:family="text">
      <style:text-properties officeooo:rsid="000f7312"/>
    </style:style>
    <style:style style:name="T2" style:family="text">
      <style:text-properties officeooo:rsid="000fca9c"/>
    </style:style>
    <style:style style:name="T3" style:family="text">
      <style:text-properties officeooo:rsid="0013741f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c1826"/>
    </style:style>
    <style:style style:name="T6" style:family="text">
      <style:text-properties style:text-position="super 58%" officeooo:rsid="00204049"/>
    </style:style>
    <style:style style:name="T7" style:family="text">
      <style:text-properties style:text-position="super 58%" officeooo:rsid="000f7312"/>
    </style:style>
    <style:style style:name="T8" style:family="text">
      <style:text-properties style:text-position="super 58%" officeooo:rsid="0029784d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1770c9"/>
    </style:style>
    <style:style style:name="T11" style:family="text">
      <style:text-properties style:text-position="sub 58%" officeooo:rsid="001c1826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fo:font-weight="normal" officeooo:rsid="001c1826" style:font-weight-asian="normal" style:font-weight-complex="normal"/>
    </style:style>
    <style:style style:name="T14" style:family="text">
      <style:text-properties style:text-position="sub 58%" officeooo:rsid="00204049"/>
    </style:style>
    <style:style style:name="T15" style:family="text">
      <style:text-properties style:text-position="sub 58%" officeooo:rsid="000f7312"/>
    </style:style>
    <style:style style:name="T16" style:family="text">
      <style:text-properties officeooo:rsid="001c1826"/>
    </style:style>
    <style:style style:name="T17" style:family="text">
      <style:text-properties officeooo:rsid="00204049"/>
    </style:style>
    <style:style style:name="T18" style:family="text">
      <style:text-properties officeooo:rsid="0021ce5c"/>
    </style:style>
    <style:style style:name="T19" style:family="text">
      <style:text-properties officeooo:rsid="0025a030"/>
    </style:style>
    <style:style style:name="T20" style:family="text">
      <style:text-properties officeooo:rsid="00286b20"/>
    </style:style>
    <style:style style:name="T21" style:family="text">
      <style:text-properties officeooo:rsid="0029784d"/>
    </style:style>
    <style:style style:name="T22" style:family="text">
      <style:text-properties officeooo:rsid="002aed67"/>
    </style:style>
    <style:style style:name="T23" style:family="text">
      <style:text-properties officeooo:rsid="002d0266"/>
    </style:style>
    <style:style style:name="T24" style:family="text">
      <style:text-properties officeooo:rsid="002eea09"/>
    </style:style>
    <style:style style:name="T25" style:family="text">
      <style:text-properties officeooo:rsid="00303f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ydrous olivine defect reactions</text:p>
      <text:p text:style-name="Text_20_body"/>
      <text:h text:style-name="P28" text:outline-level="1">List of defect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Label</text:p>
          </table:table-cell>
          <table:table-cell table:style-name="Table1.A1" office:value-type="string">
            <text:p text:style-name="P11">Kroger-Vink</text:p>
          </table:table-cell>
          <table:table-cell table:style-name="Table1.A1" office:value-type="string">
            <text:p text:style-name="P11">Formula</text:p>
          </table:table-cell>
          <table:table-cell table:style-name="Table1.E1" office:value-type="string">
            <text:p text:style-name="P11"><text:span text:style-name="T3">P</text:span>eak <text:span text:style-name="T21">(cm</text:span><text:span text:style-name="T8">-1</text:span><text:span text:style-name="T21">)</text:span></text:p>
          </table:table-cell>
        </table:table-row>
        <table:table-row>
          <table:table-cell table:style-name="Table1.A2" office:value-type="string">
            <text:p text:style-name="P11"><text:span text:style-name="T23">Ti</text:span> on an M site, likely M1, <text:s/>a Si vacancy and ferric iron</text:p>
          </table:table-cell>
          <table:table-cell table:style-name="Table1.A2" office:value-type="string">
            <text:p text:style-name="P11">[Ti-anhyd]</text:p>
          </table:table-cell>
          <table:table-cell table:style-name="Table1.A2" office:value-type="string">
            <text:p text:style-name="P11">{Ti<text:span text:style-name="T4">**</text:span><text:span text:style-name="T9">M1</text:span> – V<text:span text:style-name="T4">’’’’</text:span><text:span text:style-name="T9">Si</text:span> – 2(Fe<text:span text:style-name="T4">3+</text:span>)<text:span text:style-name="T4">*</text:span><text:span text:style-name="T9">M</text:span>}</text:p>
          </table:table-cell>
          <table:table-cell table:style-name="Table1.A2" office:value-type="string">
            <text:p text:style-name="P11">MgTiFe<text:span text:style-name="T9">2</text:span>SiO<text:span text:style-name="T9">8</text:span></text:p>
          </table:table-cell>
          <table:table-cell table:style-name="Table1.E2" office:value-type="string">
            <text:p text:style-name="P11">None</text:p>
          </table:table-cell>
        </table:table-row>
        <table:table-row>
          <table:table-cell table:style-name="Table1.A2" office:value-type="string">
            <text:p text:style-name="P14">Titanium clinohumite. See, e.g., Walker et al. 2007</text:p>
          </table:table-cell>
          <table:table-cell table:style-name="Table1.A2" office:value-type="string">
            <text:p text:style-name="P14">[Ti-<text:span text:style-name="T24">2</text:span>H]</text:p>
          </table:table-cell>
          <table:table-cell table:style-name="Table1.A2" office:value-type="string">
            <text:p text:style-name="P14">{Ti<text:span text:style-name="T4">**</text:span><text:span text:style-name="T9">M1</text:span>-V<text:span text:style-name="T4">’’’’</text:span><text:span text:style-name="T9">Si</text:span>-2(OH)<text:span text:style-name="T4">*</text:span><text:span text:style-name="T9">O</text:span>}</text:p>
          </table:table-cell>
          <table:table-cell table:style-name="Table1.A2" office:value-type="string">
            <text:p text:style-name="P14">MgTiH<text:span text:style-name="T9">2</text:span>O<text:span text:style-name="T9">4</text:span></text:p>
          </table:table-cell>
          <table:table-cell table:style-name="Table1.E2" office:value-type="string">
            <text:p text:style-name="P14">3525, 3573</text:p>
          </table:table-cell>
        </table:table-row>
        <table:table-row>
          <table:table-cell table:style-name="Table1.A2" office:value-type="string">
            <text:p text:style-name="P15">A Si vacancy <text:span text:style-name="T2">and</text:span> 4H<text:span text:style-name="T4">+</text:span></text:p>
          </table:table-cell>
          <table:table-cell table:style-name="Table1.A2" office:value-type="string">
            <text:p text:style-name="P15">[Si-4H]</text:p>
          </table:table-cell>
          <table:table-cell table:style-name="Table1.A2" office:value-type="string">
            <text:p text:style-name="P15">{V<text:span text:style-name="T4">’’’’</text:span><text:span text:style-name="T9">Si</text:span>-4(OH)<text:span text:style-name="T4">*</text:span><text:span text:style-name="T9">O</text:span>}</text:p>
          </table:table-cell>
          <table:table-cell table:style-name="Table1.A2" office:value-type="string">
            <text:p text:style-name="P15">Mg<text:span text:style-name="T9">2</text:span>H<text:span text:style-name="T9">4</text:span>O<text:span text:style-name="T9">4</text:span></text:p>
          </table:table-cell>
          <table:table-cell table:style-name="Table1.E2" office:value-type="string">
            <text:p text:style-name="P15">3600</text:p>
          </table:table-cell>
        </table:table-row>
        <table:table-row>
          <table:table-cell table:style-name="Table1.A2" office:value-type="string">
            <text:p text:style-name="P15">A Si vacancy <text:span text:style-name="T2">and</text:span> <text:span text:style-name="T2">4 </text:span>ferric iron<text:span text:style-name="T2">s</text:span> on M sites</text:p>
          </table:table-cell>
          <table:table-cell table:style-name="Table1.A2" office:value-type="string">
            <text:p text:style-name="P15">[Si-anhyd]</text:p>
          </table:table-cell>
          <table:table-cell table:style-name="Table1.A2" office:value-type="string">
            <text:p text:style-name="P15">{V<text:span text:style-name="T4">’’’’</text:span><text:span text:style-name="T10">Si</text:span>-4(Fe<text:span text:style-name="T4">3+</text:span>)<text:span text:style-name="T4">*</text:span><text:span text:style-name="T9">M</text:span>}</text:p>
          </table:table-cell>
          <table:table-cell table:style-name="Table1.A2" office:value-type="string">
            <text:p text:style-name="P15">Fe<text:span text:style-name="T9">4</text:span>SiO<text:span text:style-name="T9">8</text:span></text:p>
          </table:table-cell>
          <table:table-cell table:style-name="Table1.E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5">A Si vacancy, 2H<text:span text:style-name="T4">+</text:span>, and 2 ferric irons on M sites</text:p>
          </table:table-cell>
          <table:table-cell table:style-name="Table1.A2" office:value-type="string">
            <text:p text:style-name="P15">[Si-2H]</text:p>
          </table:table-cell>
          <table:table-cell table:style-name="Table1.A2" office:value-type="string">
            <text:p text:style-name="P15">{V<text:span text:style-name="T4">’’’’</text:span><text:span text:style-name="T9">Si</text:span>-2(Fe<text:span text:style-name="T4">3+</text:span>)<text:span text:style-name="T4">*</text:span><text:span text:style-name="T9">M</text:span>-2(OH)<text:span text:style-name="T4">*</text:span><text:span text:style-name="T9">O</text:span>}</text:p>
          </table:table-cell>
          <table:table-cell table:style-name="Table1.A2" office:value-type="string">
            <text:p text:style-name="P15">Fe<text:span text:style-name="T9">2</text:span>H<text:span text:style-name="T9">2</text:span>O<text:span text:style-name="T9">4</text:span></text:p>
          </table:table-cell>
          <table:table-cell table:style-name="Table1.E2" office:value-type="string">
            <text:p text:style-name="P15">3600</text:p>
          </table:table-cell>
        </table:table-row>
        <table:table-row>
          <table:table-cell table:style-name="Table1.A2" office:value-type="string">
            <text:p text:style-name="P16">A metal vacancy, a ferric iron on an M site, and H<text:span text:style-name="T4">+</text:span></text:p>
          </table:table-cell>
          <table:table-cell table:style-name="Table1.A2" office:value-type="string">
            <text:p text:style-name="P16">[tri-H]</text:p>
          </table:table-cell>
          <table:table-cell table:style-name="Table1.A2" office:value-type="string">
            <text:p text:style-name="P16">{V<text:span text:style-name="T4">’’</text:span><text:span text:style-name="T9">M</text:span>-(Fe<text:span text:style-name="T4">3+</text:span>)<text:span text:style-name="T4">*</text:span><text:span text:style-name="T9">M</text:span>-(OH)<text:span text:style-name="T4">*</text:span><text:span text:style-name="T9">O</text:span>}</text:p>
          </table:table-cell>
          <table:table-cell table:style-name="Table1.A2" office:value-type="string">
            <text:p text:style-name="P16">FeHSiO<text:span text:style-name="T9">4</text:span></text:p>
          </table:table-cell>
          <table:table-cell table:style-name="Table1.E2" office:value-type="string">
            <text:p text:style-name="P17">3356</text:p>
          </table:table-cell>
        </table:table-row>
        <table:table-row>
          <table:table-cell table:style-name="Table1.A2" office:value-type="string">
            <text:p text:style-name="P18">A metal vacancy and 4 ferric irons on M sites</text:p>
          </table:table-cell>
          <table:table-cell table:style-name="Table1.A2" office:value-type="string">
            <text:p text:style-name="P18">[tri-anhyd]</text:p>
          </table:table-cell>
          <table:table-cell table:style-name="Table1.A2" office:value-type="string">
            <text:p text:style-name="P18">{V<text:span text:style-name="T4">’’</text:span><text:span text:style-name="T9">M</text:span>-2(Fe<text:span text:style-name="T4">3+</text:span>)<text:span text:style-name="T4">*</text:span><text:span text:style-name="T9">M</text:span>}</text:p>
          </table:table-cell>
          <table:table-cell table:style-name="Table1.A2" office:value-type="string">
            <text:p text:style-name="P19">MgFe<text:span text:style-name="T9">2</text:span>Si<text:span text:style-name="T9">2</text:span>O<text:span text:style-name="T9">8</text:span></text:p>
          </table:table-cell>
          <table:table-cell table:style-name="Table1.E2" office:value-type="string">
            <text:p text:style-name="P18">None<text:span text:style-name="T3">­</text:span></text:p>
          </table:table-cell>
        </table:table-row>
      </table:table>
      <text:p text:style-name="P1"/>
      <text:p text:style-name="P10"/>
      <text:p text:style-name="P1"/>
      <text:p text:style-name="P1"/>
      <text:p text:style-name="P1"/>
      <text:p text:style-name="P1"/>
      <text:h text:style-name="P29" text:outline-level="1"><text:soft-page-break/>Fast diffusion in and out <text:span text:style-name="T20">(</text:span>decoration of <text:span text:style-name="T22">pre-existing</text:span> Ti defects<text:span text:style-name="T20">)</text:span></text:h>
      <text:h text:style-name="P20" text:outline-level="2">Overview</text:h>
      <text:p text:style-name="P2">[Ti-anhyd] + H<text:span text:style-name="T9">2</text:span> = [Ti-<text:span text:style-name="T24">2</text:span>H]</text:p>
      <text:h text:style-name="P20" text:outline-level="2">Kroger-Vink</text:h>
      <text:p text:style-name="P12">{Ti<text:span text:style-name="T4">**</text:span><text:span text:style-name="T9">M1</text:span> – V<text:span text:style-name="T4">’’’’</text:span><text:span text:style-name="T9">Si</text:span> – 2(Fe<text:span text:style-name="T4">3+</text:span>)<text:span text:style-name="T4">*</text:span><text:span text:style-name="T9">M</text:span>} <text:span text:style-name="T16">+ H</text:span><text:span text:style-name="T11">2</text:span><text:span text:style-name="T16"> = {Ti</text:span><text:span text:style-name="T5">**</text:span><text:span text:style-name="T11">M1</text:span><text:span text:style-name="T16">-V</text:span><text:span text:style-name="T5">’’’’</text:span><text:span text:style-name="T11">Si</text:span><text:span text:style-name="T16">-2(OH)</text:span><text:span text:style-name="T5">*</text:span><text:span text:style-name="T11">O</text:span><text:span text:style-name="T16">} + 2Fe</text:span><text:span text:style-name="T5">x</text:span><text:span text:style-name="T13">M</text:span></text:p>
      <text:p text:style-name="P12"><text:span text:style-name="T13"/></text:p>
      <text:h text:style-name="P21" text:outline-level="2">Formula</text:h>
      <text:p text:style-name="P3">MgTiFe<text:span text:style-name="T9">2</text:span>SiO<text:span text:style-name="T9">8</text:span> + H<text:span text:style-name="T9">2</text:span> = MgTiH<text:span text:style-name="T9">2</text:span>O<text:span text:style-name="T9">4</text:span> + Fe<text:span text:style-name="T9">2</text:span>SiO<text:span text:style-name="T9">4</text:span></text:p>
      <text:p text:style-name="P3"><text:span text:style-name="T9"/></text:p>
      <text:h text:style-name="P30" text:outline-level="1">Slow redistribution <text:span text:style-name="T18">of H between Si vacancies</text:span></text:h>
      <text:h text:style-name="P22" text:outline-level="2">Overview</text:h>
      <text:p text:style-name="P4">[Ti-anhyd] + [Si-4H] → [Ti-<text:span text:style-name="T24">2</text:span>H] + [Si-2H]</text:p>
      <text:h text:style-name="P22" text:outline-level="2">Kroger-Vink</text:h>
      <text:p text:style-name="P13">{Ti<text:span text:style-name="T4">**</text:span><text:span text:style-name="T9">M1</text:span> – V<text:span text:style-name="T4">’’’’</text:span><text:span text:style-name="T9">Si</text:span> – 2(Fe<text:span text:style-name="T4">3+</text:span>)<text:span text:style-name="T4">*</text:span><text:span text:style-name="T9">M</text:span>} <text:span text:style-name="T17">+ {V</text:span><text:span text:style-name="T6">’’’’</text:span><text:span text:style-name="T14">Si</text:span><text:span text:style-name="T17">-4(OH)</text:span><text:span text:style-name="T6">*</text:span><text:span text:style-name="T14">O</text:span><text:span text:style-name="T17">} → {Ti</text:span><text:span text:style-name="T5">**</text:span><text:span text:style-name="T11">M1</text:span><text:span text:style-name="T16">-V</text:span><text:span text:style-name="T5">’’’’</text:span><text:span text:style-name="T11">Si</text:span><text:span text:style-name="T16">-2(OH)</text:span><text:span text:style-name="T5">*</text:span><text:span text:style-name="T11">O</text:span><text:span text:style-name="T16">} + {V</text:span><text:span text:style-name="T5">’’’’</text:span><text:span text:style-name="T11">Si</text:span><text:span text:style-name="T16">-2(Fe</text:span><text:span text:style-name="T5">3+</text:span><text:span text:style-name="T16">)</text:span><text:span text:style-name="T5">*</text:span><text:span text:style-name="T11">M</text:span><text:span text:style-name="T16">-2(OH)</text:span><text:span text:style-name="T5">*</text:span><text:span text:style-name="T11">O</text:span><text:span text:style-name="T16">}</text:span></text:p>
      <text:p text:style-name="P13"/>
      <text:h text:style-name="P23" text:outline-level="2">Formula</text:h>
      <text:p text:style-name="P5">MgTiFe<text:span text:style-name="T9">2</text:span>SiO<text:span text:style-name="T9">8</text:span> + Mg<text:span text:style-name="T9">2</text:span>H<text:span text:style-name="T9">4</text:span>O<text:span text:style-name="T9">4</text:span> → MgTiH<text:span text:style-name="T9">2</text:span>O<text:span text:style-name="T9">4</text:span> + Fe<text:span text:style-name="T9">2</text:span>H<text:span text:style-name="T9">2</text:span>O<text:span text:style-name="T9">4</text:span> + Mg<text:span text:style-name="T9">2</text:span>SiO<text:span text:style-name="T9">4</text:span></text:p>
      <text:h text:style-name="P27" text:outline-level="2">Alternative: full dehydration of [Si]</text:h>
      <text:p text:style-name="P9">2[Ti-anhyd] + [Si-4H] → 2[Ti-2H] + [Si-anhyd]</text:p>
      <text:p text:style-name="P9"/>
      <text:h text:style-name="P31" text:outline-level="1">Redistribution of H in Kilauea Iki at 800C</text:h>
      <text:h text:style-name="P24" text:outline-level="2">Overview</text:h>
      <text:p text:style-name="P6">[Si-anhyd] + 4[tri-H] → [Si-4H] + 4[tri-anhyd]</text:p>
      <text:h text:style-name="P25" text:outline-level="2">Kroger-Vink</text:h>
      <text:p text:style-name="P7"><text:span text:style-name="T1">{V</text:span><text:span text:style-name="T7">’’’’</text:span><text:span text:style-name="T10">Si</text:span><text:span text:style-name="T1">-4(Fe</text:span><text:span text:style-name="T7">3+</text:span><text:span text:style-name="T1">)</text:span><text:span text:style-name="T7">*</text:span><text:span text:style-name="T15">M</text:span><text:span text:style-name="T1">} + 4{V</text:span><text:span text:style-name="T7">’’</text:span><text:span text:style-name="T15">M</text:span><text:span text:style-name="T1">-(Fe</text:span><text:span text:style-name="T7">3+</text:span><text:span text:style-name="T1">)</text:span><text:span text:style-name="T7">*</text:span><text:span text:style-name="T15">M</text:span><text:span text:style-name="T1">-(OH)</text:span><text:span text:style-name="T7">*</text:span><text:span text:style-name="T15">O</text:span><text:span text:style-name="T1">}</text:span>→<text:span text:style-name="T19"> {V</text:span><text:span text:style-name="T6">’’’’</text:span><text:span text:style-name="T14">Si</text:span><text:span text:style-name="T17">-4(OH)</text:span><text:span text:style-name="T6">*</text:span><text:span text:style-name="T14">O</text:span><text:span text:style-name="T17">} + 4{V</text:span><text:span text:style-name="T6">’’</text:span><text:span text:style-name="T14">M</text:span><text:span text:style-name="T17">-2(Fe</text:span><text:span text:style-name="T6">3+</text:span><text:span text:style-name="T17">)</text:span><text:span text:style-name="T6">*</text:span><text:span text:style-name="T14">M</text:span><text:span text:style-name="T17">}</text:span></text:p>
      <text:h text:style-name="P26" text:outline-level="2">Formula</text:h>
      <text:p text:style-name="P8">Fe<text:span text:style-name="T9">4</text:span>SiO<text:span text:style-name="T9">8</text:span> + 4FeHSiO<text:span text:style-name="T9">4</text:span> + 3Mg<text:span text:style-name="T9">2</text:span>SiO<text:span text:style-name="T9">4</text:span> → Mg<text:span text:style-name="T9">2</text:span>H<text:span text:style-name="T9">4</text:span>O<text:span text:style-name="T9">4</text:span> + 4MgFe<text:span text:style-name="T9">2</text:span>Si<text:span text:style-name="T9">2</text:span>O<text:span text:style-name="T12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1pt" fo:font-style="italic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F</meta:initial-creator>
    <meta:creation-date>2017-12-06T13:36:51.384000000</meta:creation-date>
    <meta:generator>LibreOffice/5.4.2.2$Windows_X86_64 LibreOffice_project/22b09f6418e8c2d508a9eaf86b2399209b0990f4</meta:generator>
    <dc:date>2017-12-06T14:36:01.113000000</dc:date>
    <dc:creator>Elizabeth F</dc:creator>
    <meta:editing-duration>PT56M51S</meta:editing-duration>
    <meta:editing-cycles>35</meta:editing-cycles>
    <meta:document-statistic meta:table-count="1" meta:image-count="0" meta:object-count="0" meta:page-count="2" meta:paragraph-count="65" meta:word-count="228" meta:character-count="1539" meta:non-whitespace-character-count="1369"/>
  </office:meta>
</office:document-meta>
</file>